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1" style:family="table">
      <style:table-properties style:width="3.3861in" table:align="margins"/>
    </style:style>
    <style:style style:name="Table1.A" style:family="table-column">
      <style:table-column-properties style:column-width="1.6931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3.3861in" table:align="margins"/>
    </style:style>
    <style:style style:name="Table2.A" style:family="table-column">
      <style:table-column-properties style:column-width="1.1285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3.3861in" table:align="margins"/>
    </style:style>
    <style:style style:name="Table1.A" style:family="table-column">
      <style:table-column-properties style:column-width="1.6931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3.3861in" table:align="margins"/>
    </style:style>
    <style:style style:name="Table2.A" style:family="table-column">
      <style:table-column-properties style:column-width="1.1285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0d1b" officeooo:paragraph-rsid="001c0d1b"/>
    </style:style>
    <style:style style:name="P2" style:family="paragraph" style:parent-style-name="Standard">
      <style:paragraph-properties fo:text-align="start" style:justify-single-word="false"/>
      <style:text-properties officeooo:rsid="001c0d1b" officeooo:paragraph-rsid="001c0d1b"/>
    </style:style>
    <style:style style:name="P3" style:family="paragraph" style:parent-style-name="Standard">
      <style:paragraph-properties fo:text-align="start" style:justify-single-word="false"/>
      <style:text-properties officeooo:rsid="001c0d1b" officeooo:paragraph-rsid="00202ee4"/>
    </style:style>
    <style:style style:name="P4" style:family="paragraph" style:parent-style-name="Standard">
      <style:paragraph-properties fo:text-align="start" style:justify-single-word="false"/>
      <style:text-properties officeooo:rsid="001c0d1b" officeooo:paragraph-rsid="002bd896"/>
    </style:style>
    <style:style style:name="P5" style:family="paragraph" style:parent-style-name="Standard">
      <style:text-properties officeooo:rsid="001c0d1b" officeooo:paragraph-rsid="002bd896"/>
    </style:style>
    <style:style style:name="P6" style:family="paragraph" style:parent-style-name="Standard">
      <style:paragraph-properties fo:text-align="start" style:justify-single-word="false"/>
      <style:text-properties fo:font-size="10pt" officeooo:rsid="001c0d1b" officeooo:paragraph-rsid="001c0d1b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c0d1b" officeooo:paragraph-rsid="001f5c6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1c0d1b" officeooo:paragraph-rsid="00202ee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c0d1b" officeooo:paragraph-rsid="0023b718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1c0d1b" officeooo:paragraph-rsid="002bd89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1c0d1b" officeooo:paragraph-rsid="00310be2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1c0d1b" officeooo:paragraph-rsid="001c0d1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font-weight="bold" officeooo:rsid="001c0d1b" officeooo:paragraph-rsid="002bd896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1c0d1b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0d1b" officeooo:paragraph-rsid="002bd896" style:font-size-asian="14pt" style:font-weight-asian="bold" style:font-size-complex="14pt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c0d1b" officeooo:paragraph-rsid="002bd89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1f5d2"/>
    </style:style>
    <style:style style:name="P18" style:family="paragraph" style:parent-style-name="Standard">
      <style:paragraph-properties fo:text-align="start" style:justify-single-word="false"/>
      <style:text-properties officeooo:paragraph-rsid="002bd896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c0d1b" officeooo:paragraph-rsid="002bd89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c0d1b" officeooo:paragraph-rsid="002bd896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c0d1b" officeooo:paragraph-rsid="002bd896" fo:background-color="#ffff0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c0d1b" officeooo:paragraph-rsid="002bd896" fo:background-color="#81d41a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2pt" fo:font-weight="bold" officeooo:paragraph-rsid="0027ab1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bold" officeooo:paragraph-rsid="002bd896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0pt" fo:background-color="#ffff00" loext:char-shading-value="0" style:font-size-asian="10pt" style:font-size-complex="10pt"/>
    </style:style>
    <style:style style:name="T5" style:family="text">
      <style:text-properties fo:font-size="10pt" officeooo:rsid="001c0d1b" fo:background-color="#ffff00" loext:char-shading-value="0" style:font-size-asian="10pt" style:font-size-complex="10pt"/>
    </style:style>
    <style:style style:name="T6" style:family="text">
      <style:text-properties fo:font-size="10pt" officeooo:rsid="001f5c66" fo:background-color="#ffff00" loext:char-shading-value="0" style:font-size-asian="10pt" style:font-size-complex="10pt"/>
    </style:style>
    <style:style style:name="T7" style:family="text">
      <style:text-properties fo:font-size="10pt" officeooo:rsid="0021f5d2" fo:background-color="#ffff00" loext:char-shading-value="0" style:font-size-asian="10pt" style:font-size-complex="10pt"/>
    </style:style>
    <style:style style:name="T8" style:family="text">
      <style:text-properties fo:font-size="10pt" officeooo:rsid="00275e02" fo:background-color="#ffff00" loext:char-shading-value="0" style:font-size-asian="10pt" style:font-size-complex="10pt"/>
    </style:style>
    <style:style style:name="T9" style:family="text">
      <style:text-properties fo:font-size="10pt" officeooo:rsid="0027ab12" fo:background-color="#ffff00" loext:char-shading-value="0" style:font-size-asian="10pt" style:font-size-complex="10pt"/>
    </style:style>
    <style:style style:name="T10" style:family="text">
      <style:text-properties fo:font-size="10pt" officeooo:rsid="0039783d" fo:background-color="#ffff00" loext:char-shading-value="0" style:font-size-asian="10pt" style:font-size-complex="10pt"/>
    </style:style>
    <style:style style:name="T11" style:family="text">
      <style:text-properties fo:font-size="10pt" fo:background-color="transparent" loext:char-shading-value="0" style:font-size-asian="10pt" style:font-size-complex="10pt"/>
    </style:style>
    <style:style style:name="T12" style:family="text">
      <style:text-properties fo:font-size="10pt" officeooo:rsid="0039783d" fo:background-color="#cccccc" loext:char-shading-value="0" style:font-size-asian="10pt" style:font-size-complex="10pt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f5c66" fo:background-color="#ffff00" loext:char-shading-value="0"/>
    </style:style>
    <style:style style:name="T16" style:family="text">
      <style:text-properties officeooo:rsid="00212c9d" fo:background-color="#ffff00" loext:char-shading-value="0"/>
    </style:style>
    <style:style style:name="T17" style:family="text">
      <style:text-properties officeooo:rsid="00275e02" fo:background-color="#ffff00" loext:char-shading-value="0"/>
    </style:style>
    <style:style style:name="T18" style:family="text">
      <style:text-properties officeooo:rsid="0027ab12" fo:background-color="#ffff00" loext:char-shading-value="0"/>
    </style:style>
    <style:style style:name="T19" style:family="text">
      <style:text-properties officeooo:rsid="002bd896" fo:background-color="#ffff00" loext:char-shading-value="0"/>
    </style:style>
    <style:style style:name="T20" style:family="text">
      <style:text-properties officeooo:rsid="00310be2" fo:background-color="#ffff00" loext:char-shading-value="0"/>
    </style:style>
    <style:style style:name="T21" style:family="text">
      <style:text-properties officeooo:rsid="0034195a" fo:background-color="#ffff00" loext:char-shading-value="0"/>
    </style:style>
    <style:style style:name="T22" style:family="text"/>
    <style:style style:name="T23" style:family="text">
      <style:text-properties fo:color="#000000" loext:opacity="100%" style:font-name="Consolas" fo:font-size="9.5pt" officeooo:rsid="001f5c66" fo:background-color="#ffff00" loext:char-shading-value="0" style:font-size-asian="9.5pt"/>
    </style:style>
    <style:style style:name="T24" style:family="text">
      <style:text-properties fo:color="#000000" loext:opacity="100%" style:font-name="Consolas" fo:font-size="9.5pt" officeooo:rsid="00212c9d" fo:background-color="#ffff00" loext:char-shading-value="0" style:font-size-asian="9.5pt"/>
    </style:style>
    <style:style style:name="T25" style:family="text">
      <style:text-properties fo:color="#000000" loext:opacity="100%" style:font-name="Consolas" fo:font-size="9.5pt" officeooo:rsid="0021f5d2" fo:background-color="#ffff00" loext:char-shading-value="0" style:font-size-asian="9.5pt"/>
    </style:style>
    <style:style style:name="T26" style:family="text">
      <style:text-properties fo:color="#000000" loext:opacity="100%" style:font-name="Consolas" fo:font-size="9.5pt" officeooo:rsid="0038dc37" fo:background-color="#ffff00" loext:char-shading-value="0" style:font-size-asian="9.5pt"/>
    </style:style>
    <style:style style:name="T27" style:family="text">
      <style:text-properties fo:color="#000000" loext:opacity="100%" style:font-name="Consolas" fo:font-size="9.5pt" officeooo:rsid="003947c7" fo:background-color="#ffff00" loext:char-shading-value="0" style:font-size-asian="9.5pt"/>
    </style:style>
    <style:style style:name="T28" style:family="text">
      <style:text-properties fo:color="#000000" loext:opacity="100%" style:font-name="Consolas" fo:font-size="9.5pt" officeooo:rsid="0038dc37" fo:background-color="#cccccc" loext:char-shading-value="0" style:font-size-asian="9.5pt"/>
    </style:style>
    <style:style style:name="T29" style:family="text">
      <style:text-properties fo:color="#000000" loext:opacity="100%" style:font-name="Consolas" fo:font-size="9.5pt" officeooo:rsid="003947c7" fo:background-color="#cccccc" loext:char-shading-value="0" style:font-size-asian="9.5pt"/>
    </style:style>
    <style:style style:name="T30" style:family="text">
      <style:text-properties officeooo:rsid="002bd896"/>
    </style:style>
    <style:style style:name="T31" style:family="text">
      <style:text-properties officeooo:rsid="002bd896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34195a" fo:background-color="transparent" loext:char-shading-value="0"/>
    </style:style>
    <style:style style:name="T35" style:family="text">
      <style:text-properties fo:background-color="#81d41a" loext:char-shading-value="0"/>
    </style:style>
    <style:style style:name="T36" style:family="text">
      <style:text-properties officeooo:rsid="0034195a" fo:background-color="#81d41a" loext:char-shading-value="0"/>
    </style:style>
    <style:style style:name="T37" style:family="text">
      <style:text-properties officeooo:rsid="00310be2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/></text:p>
      <text:p text:style-name="P3"><text:span text:style-name="T4"/></text:p>
      <text:p text:style-name="P14"><text:span text:style-name="T7"/></text:p>
      <table:table table:name="Table3" table:style-name="Table3">
        <table:table-column table:style-name="Table3.A" table:number-columns-repeated="2"/>
        <table:table-row table:style-name="TableLine2458959863184">
          <table:table-cell table:style-name="Table3.A1" office:value-type="string">
            <text:p text:style-name="P15">I2C</text:p>
            <text:p text:style-name="P4"><text:span text:style-name="T1"/></text:p>
            <text:p text:style-name="P22"><text:span text:style-name="T1">&lt;Device MfrId="pSemi" Model="PE24103" Revision="" Code="95" Key ="11" Plugin="PE24103-R01" Protocol="I2C" /&gt;</text:span></text:p>
            <text:p text:style-name="P10"/>
            <text:p text:style-name="P10"/>
            <table:table table:name="Table1" table:style-name="Table1">
              <table:table-column table:style-name="Table1.A" table:number-columns-repeated="2"/>
              <table:table-row table:style-name="TableLine2458959869712">
                <table:table-cell table:style-name="Table1.A1" office:value-type="string">
                  <text:p text:style-name="P25">Code="95"</text:p>
                </table:table-cell>
                <table:table-cell table:style-name="Table1.B1" office:value-type="string">
                  <text:p text:style-name="P25"><text:s/>Key ="11"</text:p>
                </table:table-cell>
              </table:table-row>
            </table:table>
            <text:p text:style-name="P13"/>
            <text:p text:style-name="P13"/>
            <text:p text:style-name="P10">RegCode="3FF" RegId="3FE"</text:p>
            <text:p text:style-name="P10"/>
            <text:p text:style-name="P10"/>
            <text:p text:style-name="P10"><text:span text:style-name="T14">Code= <text:s/>RegCode="3FF" <text:s text:c="2"/></text:span><text:span text:style-name="T17">= <text:s/></text:span><text:span text:style-name="T18">95</text:span></text:p>
            <text:p text:style-name="P10"><text:span text:style-name="T14"/></text:p>
            <text:p text:style-name="P4"><text:span text:style-name="T4">Key = RegId="3FE" <text:s text:c="2"/></text:span><text:span text:style-name="T8">= </text:span><text:span text:style-name="T9">0B</text:span></text:p>
          </table:table-cell>
          <table:table-cell table:style-name="Table3.B1" office:value-type="string">
            <text:p text:style-name="P16">PMBUS</text:p>
            <text:p text:style-name="P5"/>
            <text:p text:style-name="P10">&lt;Device <text:span text:style-name="T33">MfrId="A5" Model="</text:span><text:span text:style-name="T35">0</text:span><text:span text:style-name="T36">B</text:span><text:span text:style-name="T33">" Revision=""</text:span> Code="" Key = "-1" Plugin="PE24103-R01" <text:span text:style-name="T33">Protocol="PMB" /</text:span>&gt;</text:p>
            <text:p text:style-name="P10"/>
            <text:p text:style-name="P11"><text:span text:style-name="T14">Model="0</text:span><text:span text:style-name="T19">8</text:span><text:span text:style-name="T14">" → </text:span><text:span text:style-name="T35">Model="0</text:span><text:span text:style-name="T37">B</text:span><text:span text:style-name="T35">"</text:span></text:p>
            <text:p text:style-name="P10"/>
            <table:table table:name="Table2" table:style-name="Table2">
              <table:table-column table:style-name="Table2.A" table:number-columns-repeated="3"/>
              <table:table-row table:style-name="TableLine2459561354768">
                <table:table-cell table:style-name="Table2.A1" office:value-type="string">
                  <text:p text:style-name="P19"><text:span text:style-name="T33">MfrId="A5"</text:span></text:p>
                </table:table-cell>
                <table:table-cell table:style-name="Table2.A1" office:value-type="string">
                  <text:p text:style-name="P20">Model="0<text:span text:style-name="T30">8</text:span>"</text:p>
                </table:table-cell>
                <table:table-cell table:style-name="Table2.C1" office:value-type="string">
                  <text:p text:style-name="P21"><text:span text:style-name="T32">Revision=""</text:span> </text:p>
                </table:table-cell>
              </table:table-row>
            </table:table>
            <text:p text:style-name="P10"/>
            <text:p text:style-name="P5"/>
            <text:p text:style-name="P10"><text:span text:style-name="T14">MfrId <text:s/></text:span><text:span text:style-name="T16">= [</text:span><text:span text:style-name="T23">MFR_ID_REG = 0x99</text:span><text:span text:style-name="T24">] </text:span><text:span text:style-name="T26">= </text:span><text:span text:style-name="T28">A5</text:span></text:p>
            <text:p text:style-name="P10"><text:span text:style-name="T14"/></text:p>
            <text:p text:style-name="P10"><text:span text:style-name="T14">Model </text:span><text:span text:style-name="T15">= </text:span><text:span text:style-name="T16">[</text:span><text:span text:style-name="T23">MFR_MODEL_REG = 0x9A</text:span><text:span text:style-name="T24">] / [IC_DEVICE_ID_REG = 0xAD] </text:span><text:span text:style-name="T27">= </text:span><text:span text:style-name="T29">0B</text:span></text:p>
            <text:p text:style-name="P10"><text:span text:style-name="T24"/></text:p>
            <text:p text:style-name="P18"><text:span text:style-name="T5">Revision </text:span><text:span text:style-name="T6">= </text:span><text:span text:style-name="T7">[</text:span><text:span text:style-name="T25">MFR_REVISION_REG = 0x9B</text:span><text:span text:style-name="T7">] </text:span><text:span text:style-name="T10">= </text:span><text:span text:style-name="T12">””</text:span></text:p>
            <text:p text:style-name="P18"><text:span text:style-name="T7"/></text:p>
          </table:table-cell>
        </table:table-row>
      </table:table>
      <text:p text:style-name="P17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2T12:16:44.792000000</meta:creation-date>
    <dc:date>2021-07-22T14:40:42.815000000</dc:date>
    <meta:editing-duration>PT2H23M49S</meta:editing-duration>
    <meta:editing-cycles>21</meta:editing-cycles>
    <meta:generator>LibreOffice/7.1.2.2$Windows_X86_64 LibreOffice_project/8a45595d069ef5570103caea1b71cc9d82b2aae4</meta:generator>
    <meta:document-statistic meta:table-count="3" meta:image-count="0" meta:object-count="0" meta:page-count="1" meta:paragraph-count="16" meta:word-count="68" meta:character-count="503" meta:non-whitespace-character-count="442"/>
  </office:meta>
</office:document-meta>
</file>